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83c00" officeooo:paragraph-rsid="00083c00"/>
    </style:style>
    <style:style style:name="P2" style:family="paragraph" style:parent-style-name="Standard">
      <style:paragraph-properties fo:text-align="center" style:justify-single-word="false"/>
      <style:text-properties officeooo:rsid="0007330e"/>
    </style:style>
    <style:style style:name="P3" style:family="paragraph" style:parent-style-name="Standard">
      <style:paragraph-properties fo:text-align="center" style:justify-single-word="false"/>
      <style:text-properties officeooo:rsid="0007330e" officeooo:paragraph-rsid="0007330e"/>
    </style:style>
    <style:style style:name="P4" style:family="paragraph" style:parent-style-name="Standard">
      <style:paragraph-properties fo:text-align="start" style:justify-single-word="false"/>
      <style:text-properties fo:font-weight="bold" officeooo:rsid="00083c00" officeooo:paragraph-rsid="00083c00" style:font-weight-asian="bold" style:font-weight-complex="bold"/>
    </style:style>
    <style:style style:name="P5" style:family="paragraph" style:parent-style-name="Standard">
      <style:paragraph-properties fo:text-align="start" style:justify-single-word="false"/>
      <style:text-properties fo:font-weight="bold" officeooo:rsid="0016d830" officeooo:paragraph-rsid="0016d830" style:font-weight-asian="bold" style:font-weight-complex="bold"/>
    </style:style>
    <style:style style:name="P6" style:family="paragraph" style:parent-style-name="Standard">
      <style:paragraph-properties fo:margin-left="0in" fo:margin-right="0in" fo:text-align="start" style:justify-single-word="false" fo:text-indent="0.5in" style:auto-text-indent="false"/>
      <style:text-properties officeooo:rsid="000b65dc" officeooo:paragraph-rsid="000b65dc"/>
    </style:style>
    <style:style style:name="P7" style:family="paragraph" style:parent-style-name="Standard">
      <style:paragraph-properties fo:margin-left="0in" fo:margin-right="0in" fo:text-align="start" style:justify-single-word="false" fo:text-indent="0.5in" style:auto-text-indent="false"/>
      <style:text-properties officeooo:rsid="00083c00" officeooo:paragraph-rsid="00083c00"/>
    </style:style>
    <style:style style:name="P8" style:family="paragraph" style:parent-style-name="Standard">
      <style:paragraph-properties fo:margin-left="0in" fo:margin-right="0in" fo:text-align="start" style:justify-single-word="false" fo:text-indent="0.5in" style:auto-text-indent="false"/>
      <style:text-properties officeooo:rsid="00083c00" officeooo:paragraph-rsid="0010b796"/>
    </style:style>
    <style:style style:name="P9" style:family="paragraph" style:parent-style-name="Standard">
      <style:paragraph-properties fo:margin-left="0in" fo:margin-right="0in" fo:text-align="start" style:justify-single-word="false" fo:text-indent="0.5in" style:auto-text-indent="false"/>
      <style:text-properties officeooo:rsid="00083c00" officeooo:paragraph-rsid="0010feae"/>
    </style:style>
    <style:style style:name="P10" style:family="paragraph" style:parent-style-name="Standard">
      <style:paragraph-properties fo:margin-left="0in" fo:margin-right="0in" fo:text-align="start" style:justify-single-word="false" fo:text-indent="0.5in" style:auto-text-indent="false"/>
      <style:text-properties officeooo:rsid="00083c00" officeooo:paragraph-rsid="00115b24"/>
    </style:style>
    <style:style style:name="P11" style:family="paragraph" style:parent-style-name="Standard">
      <style:paragraph-properties fo:margin-left="0in" fo:margin-right="0in" fo:text-align="start" style:justify-single-word="false" fo:text-indent="0.5in" style:auto-text-indent="false"/>
      <style:text-properties officeooo:rsid="00083c00" officeooo:paragraph-rsid="0014e811"/>
    </style:style>
    <style:style style:name="P12" style:family="paragraph" style:parent-style-name="Standard">
      <style:paragraph-properties fo:margin-left="0in" fo:margin-right="0in" fo:text-align="start" style:justify-single-word="false" fo:text-indent="0.5in" style:auto-text-indent="false"/>
      <style:text-properties officeooo:rsid="000baeaf" officeooo:paragraph-rsid="000baeaf"/>
    </style:style>
    <style:style style:name="P13" style:family="paragraph" style:parent-style-name="Standard">
      <style:paragraph-properties fo:margin-left="0in" fo:margin-right="0in" fo:text-align="start" style:justify-single-word="false" fo:text-indent="0.5in" style:auto-text-indent="false"/>
      <style:text-properties officeooo:rsid="0009de30" officeooo:paragraph-rsid="0009de30"/>
    </style:style>
    <style:style style:name="P14" style:family="paragraph" style:parent-style-name="Standard">
      <style:paragraph-properties fo:margin-left="0in" fo:margin-right="0in" fo:text-align="start" style:justify-single-word="false" fo:text-indent="0.5in" style:auto-text-indent="false"/>
      <style:text-properties officeooo:rsid="000fe8bb" officeooo:paragraph-rsid="000fe8bb"/>
    </style:style>
    <style:style style:name="P15" style:family="paragraph" style:parent-style-name="Standard">
      <style:paragraph-properties fo:margin-left="0in" fo:margin-right="0in" fo:text-align="start" style:justify-single-word="false" fo:text-indent="0.5in" style:auto-text-indent="false"/>
      <style:text-properties officeooo:rsid="0010b796" officeooo:paragraph-rsid="0010b796"/>
    </style:style>
    <style:style style:name="P16" style:family="paragraph" style:parent-style-name="Standard">
      <style:paragraph-properties fo:margin-left="0in" fo:margin-right="0in" fo:text-align="start" style:justify-single-word="false" fo:text-indent="0.5in" style:auto-text-indent="false"/>
      <style:text-properties officeooo:rsid="0014e811" officeooo:paragraph-rsid="0016d830"/>
    </style:style>
    <style:style style:name="P17" style:family="paragraph" style:parent-style-name="Standard">
      <style:paragraph-properties fo:margin-left="0in" fo:margin-right="0in" fo:text-align="start" style:justify-single-word="false" fo:text-indent="0.5in" style:auto-text-indent="false"/>
      <style:text-properties officeooo:rsid="0016d830" officeooo:paragraph-rsid="0016d830"/>
    </style:style>
    <style:style style:name="P18" style:family="paragraph" style:parent-style-name="Standard">
      <style:paragraph-properties fo:margin-left="0in" fo:margin-right="0in" fo:text-align="start" style:justify-single-word="false" fo:text-indent="0.5in" style:auto-text-indent="false"/>
      <style:text-properties fo:font-weight="bold" officeooo:rsid="0016d830" officeooo:paragraph-rsid="0016d830" style:font-weight-asian="bold" style:font-weight-complex="bold"/>
    </style:style>
    <style:style style:name="P19" style:family="paragraph" style:parent-style-name="Standard" style:master-page-name="">
      <style:paragraph-properties fo:margin-left="0in" fo:margin-right="0in" fo:text-align="start" style:justify-single-word="false" fo:text-indent="0.5in" style:auto-text-indent="false" style:page-number="auto"/>
      <style:text-properties officeooo:rsid="000d8788" officeooo:paragraph-rsid="000d8788"/>
    </style:style>
    <style:style style:name="P20" style:family="paragraph" style:parent-style-name="Standard" style:master-page-name="">
      <style:paragraph-properties fo:margin-left="0in" fo:margin-right="0in" fo:text-align="start" style:justify-single-word="false" fo:text-indent="0.5in" style:auto-text-indent="false" style:page-number="auto"/>
      <style:text-properties officeooo:rsid="0010b796" officeooo:paragraph-rsid="0010b796"/>
    </style:style>
    <style:style style:name="P21" style:family="paragraph" style:parent-style-name="Standard" style:master-page-name="">
      <style:paragraph-properties fo:margin-left="0in" fo:margin-right="0in" fo:text-align="start" style:justify-single-word="false" fo:text-indent="0.5in" style:auto-text-indent="false" style:page-number="auto"/>
      <style:text-properties officeooo:rsid="0014e811" officeooo:paragraph-rsid="0016d830"/>
    </style:style>
    <style:style style:name="P22" style:family="paragraph" style:parent-style-name="Standard">
      <style:paragraph-properties fo:margin-left="0in" fo:margin-right="0in" fo:text-align="start" style:justify-single-word="false" fo:text-indent="0in" style:auto-text-indent="false"/>
      <style:text-properties officeooo:rsid="00083c00" officeooo:paragraph-rsid="0009de30"/>
    </style:style>
    <style:style style:name="T1" style:family="text">
      <style:text-properties officeooo:rsid="000a07cf"/>
    </style:style>
    <style:style style:name="T2" style:family="text">
      <style:text-properties officeooo:rsid="000baeaf"/>
    </style:style>
    <style:style style:name="T3" style:family="text">
      <style:text-properties officeooo:rsid="000e6e4d"/>
    </style:style>
    <style:style style:name="T4" style:family="text">
      <style:text-properties officeooo:rsid="0010b796"/>
    </style:style>
    <style:style style:name="T5" style:family="text">
      <style:text-properties officeooo:rsid="0010feae"/>
    </style:style>
    <style:style style:name="T6" style:family="text">
      <style:text-properties officeooo:rsid="00115b24"/>
    </style:style>
    <style:style style:name="T7" style:family="text">
      <style:text-properties officeooo:rsid="0012f6c8"/>
    </style:style>
    <style:style style:name="T8" style:family="text">
      <style:text-properties officeooo:rsid="0014e811"/>
    </style:style>
    <style:style style:name="T9" style:family="text">
      <style:text-properties style:text-position="sub 58%"/>
    </style:style>
    <style:style style:name="T10" style:family="text">
      <style:text-properties style:text-position="sub 58%" officeooo:rsid="0010b796"/>
    </style:style>
    <style:style style:name="T11" style:family="text">
      <style:text-properties style:text-position="sub 58%" officeooo:rsid="0014e811"/>
    </style:style>
    <style:style style:name="T12" style:family="text">
      <style:text-properties style:text-position="sub 58%" officeooo:rsid="0016d830"/>
    </style:style>
    <style:style style:name="T13" style:family="text">
      <style:text-properties style:text-position="super 58%"/>
    </style:style>
    <style:style style:name="T14" style:family="text">
      <style:text-properties style:text-position="super 58%" officeooo:rsid="0014e811"/>
    </style:style>
    <style:style style:name="T15" style:family="text">
      <style:text-properties officeooo:rsid="0016d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sychology 9222a</text:p>
      <text:p text:style-name="P3">Term Paper</text:p>
      <text:p text:style-name="P3">Avital Sternin</text:p>
      <text:p text:style-name="P3"/>
      <text:p text:style-name="P4">Background</text:p>
      <text:p text:style-name="P1"/>
      <text:p text:style-name="P4">Goals and Predictions</text:p>
      <text:p text:style-name="P19">In 2012 Wimmer &amp; Shohamy investigated the neural mechanisms by which the Hippocampus can bias decision making. They found that by pairing a rewarded stimulus with an unrewarded stimulus the unrewarded stimulus gain<text:span text:style-name="T7">ed</text:span> a positive value by association. The researchers also found that activity in the hippocampus during the reward phase of the task led to later behavioural decision bias. In this experiment the researchers used a constant level of reward throughout the entire experiment. I am interested in determining whether reducing or increasing the level of reward will modulate hippocampal activity and subsequent behavioural decision bias. </text:p>
      <text:p text:style-name="P14">I predict that the results from the Wimmer <text:span text:style-name="T4">and</text:span> Shohamy <text:span text:style-name="T4">paper </text:span>will be replicated, but will be modulated by reward level. Decision bias will be seen for unrewarded stimuli and hippocampal activity will modulate the amount of decision bias. </text:p>
      <text:p text:style-name="P1"/>
      <text:p text:style-name="P4">Proposed Methods</text:p>
      <text:p text:style-name="P20">The proposed study will be similar to the one conducted by Wimmer and Shohamy. FMRI data will be collected during 3 stages. SEE FIGURE 1.</text:p>
      <text:p text:style-name="P15"/>
      <text:p text:style-name="P11"><text:span text:style-name="T4">S</text:span>tage 1: <text:span text:style-name="T4">Participants will </text:span>build associative memories <text:span text:style-name="T4">during this phase</text:span>. <text:span text:style-name="T4">P</text:span>articipants <text:span text:style-name="T4">will see a series of paired neutral stimuli. Neutrality will be determined by a pre-fMRI stimulus rating score. In order to make sure that participants are not aware of the task's true purpose they will be asked to identify any upside-down stimuli with a button press. To control for memory based on aspects other than stimulus content shape all stimuli will be round: faces, scenes, round objects (S</text:span><text:span text:style-name="T10">1</text:span><text:span text:style-name="T4">), and round, abstract stimuli (S</text:span><text:span text:style-name="T11">2</text:span><text:span text:style-name="T4">). </text:span></text:p>
      <text:p text:style-name="P8"/>
      <text:p text:style-name="P12">A second group does stage 1 but with a distractor task. Less bias if distracted?</text:p>
      <text:p text:style-name="P12"/>
      <text:p text:style-name="P11">Stage 2: <text:span text:style-name="T5">Participants will learn to a</text:span>ssociate value with <text:span text:style-name="T5">the abstract stimuli</text:span> from stage 1 <text:span text:style-name="T5">through classical conditioning</text:span>. The abstract shapes <text:span text:style-name="T5">will be</text:span> presented immediately followed <text:span text:style-name="T8">either </text:span>by a monetary reward<text:span text:style-name="T8">(S</text:span><text:span text:style-name="T11">2</text:span><text:span text:style-name="T14">+</text:span><text:span text:style-name="T8">)</text:span> <text:span text:style-name="T8">or by a neutral outcome (S</text:span><text:span text:style-name="T11">2</text:span><text:span text:style-name="T14">-</text:span><text:span text:style-name="T8">)</text:span>. Participants <text:span text:style-name="T5">will be asked to press one button every time the abstract stimuli appear or a second button when the monetary reward appears.</text:span> When they <text:span text:style-name="T5">press the proper button for the monetary reward the money will be added to their virtual account.</text:span> </text:p>
      <text:p text:style-name="P11">Three levels of monetary compensation <text:span text:style-name="T5">will be</text:span> presented. <text:span text:style-name="T5">We will present $5 (S</text:span><text:span text:style-name="T11">2</text:span><text:span text:style-name="T14">+5</text:span><text:span text:style-name="T5">), $1 (S</text:span><text:span text:style-name="T11">2</text:span><text:span text:style-name="T14">+1</text:span><text:span text:style-name="T5">), and $0.20 (S</text:span><text:span text:style-name="T11">2</text:span><text:span text:style-name="T14">+0.2</text:span><text:span text:style-name="T5">). The Wimmer and Shohamy paper used a constant reward of $1. Here, we have increased the reward value by 5x and decreased the reward value by 5x to modulate reward levels. The idea here is that participants will learn to be more vigilant and therefore more accurate for stimuli that are associated with a larger reward. </text:span></text:p>
      <text:p text:style-name="P9"/>
      <text:p text:style-name="P10">Stage 3: <text:span text:style-name="T8">The stimuli from the first stage will be</text:span> presented in pairs on the screen <text:span text:style-name="T6">and participants will make decisions about which </text:span>stimuli <text:span text:style-name="T6">are more likely to lead to a monetary reward. Stimuli will always be presented in pairs of stimuli from the same class (i.e. scenes together, faces together etc.)</text:span></text:p>
      <text:p text:style-name="P7"/>
      <text:p text:style-name="P6">Use masks to look in regions specific to activation to those stimuli</text:p>
      <text:p text:style-name="P1"/>
      <text:p text:style-name="P1"/>
      <text:p text:style-name="P4"><text:soft-page-break/>Anticipated Results</text:p>
      <text:p text:style-name="P5"><text:tab/>Behavioural results</text:p>
      <text:p text:style-name="P21">During stage 3 we hope to see that those abstract stimuli that were directly rewarded in stage 2 (S<text:span text:style-name="T9">2</text:span><text:span text:style-name="T13">+</text:span>) will be chosen more often as “being lucky”. </text:p>
      <text:p text:style-name="P16">We also hope to see that the stimuli that were associated with the rewarded abstract stimuli during stage 1 (S<text:span text:style-name="T12">1</text:span><text:span text:style-name="T13">+</text:span>) will be chosen more often as “lucky” over the stimuli associated with unrewarded stimuli (S<text:span text:style-name="T9">1</text:span><text:span text:style-name="T13">-</text:span>). </text:p>
      <text:p text:style-name="P16">We also anticipate to see that the amount of reward will modulate the amount of times that a rewarded stimulus is chosen as being lucky: S<text:span text:style-name="T9">2</text:span><text:span text:style-name="T13">+5</text:span> &gt; <text:s/>S<text:span text:style-name="T9">2</text:span><text:span text:style-name="T13">+1</text:span> &gt; S<text:span text:style-name="T9">2</text:span><text:span text:style-name="T13">+0.2</text:span> &gt; S<text:span text:style-name="T9">2</text:span><text:span text:style-name="T13">-</text:span>.</text:p>
      <text:p text:style-name="P16">We also anticipate that stimuli associated with abstract stimuli during stage 1 will be chosen more often as “lucky” over stimuli asso<text:span text:style-name="T15">ciated with unrewarded stimuli: </text:span>S<text:span text:style-name="T12">1</text:span><text:span text:style-name="T13">+5</text:span> &gt; <text:s/>S<text:span text:style-name="T12">1</text:span><text:span text:style-name="T13">+1</text:span> &gt; S<text:span text:style-name="T12">1</text:span><text:span text:style-name="T13">+0.2</text:span> &gt; S<text:span text:style-name="T12">1</text:span><text:span text:style-name="T13">-</text:span>.</text:p>
      <text:p text:style-name="P16"><text:span text:style-name="T15">We also expect to replicate the results of the previous study and not see any differences in decision bias between categories.</text:span></text:p>
      <text:p text:style-name="P16"/>
      <text:p text:style-name="P18">FMRI results</text:p>
      <text:p text:style-name="P17">We also expect to find activation in the posterior hippocampus during stage 2 (reward phase). We are expecting to find greater activation for items that lead to more decision bias. <text:span text:style-name="T8">S</text:span><text:span text:style-name="T11">2</text:span><text:span text:style-name="T14">+5</text:span><text:span text:style-name="T8"> &gt; <text:s/>S</text:span><text:span text:style-name="T11">2</text:span><text:span text:style-name="T14">+1</text:span><text:span text:style-name="T8"> &gt; S</text:span><text:span text:style-name="T11">2</text:span><text:span text:style-name="T14">+0.2</text:span><text:span text:style-name="T8"> &gt; S</text:span><text:span text:style-name="T11">2</text:span><text:span text:style-name="T14">-</text:span><text:span text:style-name="T8">.</text:span></text:p>
      <text:p text:style-name="P13"><text:tab/><text:span text:style-name="T2">lower with distractor</text:span></text:p>
      <text:p text:style-name="P22"/>
      <text:p text:style-name="P4">Implications of Research Outcome</text:p>
      <text:p text:style-name="P1"><text:tab/><text:span text:style-name="T3">followup – role of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36.515868000</meta:creation-date>
    <dc:date>2015-12-01T14:30:38.638537000</dc:date>
    <meta:editing-duration>PT2H32M50S</meta:editing-duration>
    <meta:editing-cycles>18</meta:editing-cycles>
    <meta:generator>LibreOffice/4.3.0.4$MacOSX_X86_64 LibreOffice_project/62ad5818884a2fc2e5780dd45466868d41009ec0</meta:generator>
    <meta:document-statistic meta:table-count="0" meta:image-count="0" meta:object-count="0" meta:page-count="2" meta:paragraph-count="27" meta:word-count="690" meta:character-count="4193" meta:non-whitespace-character-count="3516"/>
  </office:meta>
</office:document-meta>
</file>